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Wingdings" svg:font-family="Wingdings" style:font-family-generic="roman" style:font-pitch="variable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PingFang SC" svg:font-family="'PingFang SC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1479in" fo:margin-left="0.075in" fo:margin-top="0in" fo:margin-bottom="0in" table:align="left" style:writing-mode="lr-tb"/>
    </style:style>
    <style:style style:name="Table1.A" style:family="table-column">
      <style:table-column-properties style:column-width="0.6083in"/>
    </style:style>
    <style:style style:name="Table1.B" style:family="table-column">
      <style:table-column-properties style:column-width="0.5632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0.7889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0.5625in"/>
    </style:style>
    <style:style style:name="Table1.G" style:family="table-column">
      <style:table-column-properties style:column-width="0.6868in"/>
    </style:style>
    <style:style style:name="Table1.H" style:family="table-column">
      <style:table-column-properties style:column-width="0.5007in"/>
    </style:style>
    <style:style style:name="Table1.I" style:family="table-column">
      <style:table-column-properties style:column-width="1.18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1" style:master-page-name="First_20_Page">
      <style:paragraph-properties fo:text-align="start" style:justify-single-word="false" style:page-number="auto"/>
    </style:style>
    <style:style style:name="P2" style:family="paragraph" style:parent-style-name="List_20_Paragraph" style:list-style-name="WWNum1">
      <style:paragraph-properties fo:margin-left="0.1874in" fo:margin-right="0in" fo:text-indent="-0.1874in" style:auto-text-indent="false"/>
    </style:style>
    <style:style style:name="P3" style:family="paragraph" style:parent-style-name="List_20_Paragraph">
      <style:paragraph-properties fo:margin-left="0.1874in" fo:margin-right="0in" fo:text-indent="0in" style:auto-text-indent="false"/>
    </style:style>
    <style:style style:name="P4" style:family="paragraph" style:parent-style-name="Standard">
      <style:text-properties style:font-size-complex="12pt"/>
    </style:style>
    <style:style style:name="P5" style:family="paragraph" style:parent-style-name="Standard">
      <style:paragraph-properties>
        <style:tab-stops>
          <style:tab-stop style:position="1in"/>
          <style:tab-stop style:position="2.3752in"/>
        </style:tab-stops>
      </style:paragraph-properties>
      <style:text-properties style:font-size-complex="12pt"/>
    </style:style>
    <style:style style:name="P6" style:family="paragraph" style:parent-style-name="Standard">
      <style:paragraph-properties>
        <style:tab-stops>
          <style:tab-stop style:position="0.0626in"/>
          <style:tab-stop style:position="0.9374in"/>
          <style:tab-stop style:position="1.4374in"/>
          <style:tab-stop style:position="2.5626in"/>
          <style:tab-stop style:position="3.6252in"/>
        </style:tab-stops>
      </style:paragraph-properties>
      <style:text-properties style:font-size-complex="12pt"/>
    </style:style>
    <style:style style:name="P7" style:family="paragraph" style:parent-style-name="Standard">
      <style:paragraph-properties>
        <style:tab-stops>
          <style:tab-stop style:position="1.1252in"/>
          <style:tab-stop style:position="3.3126in"/>
          <style:tab-stop style:position="4.0626in"/>
          <style:tab-stop style:position="5.4374in"/>
        </style:tab-stops>
      </style:paragraph-properties>
      <style:text-properties style:font-size-complex="12pt"/>
    </style:style>
    <style:style style:name="P8" style:family="paragraph" style:parent-style-name="Standard">
      <style:paragraph-properties>
        <style:tab-stops>
          <style:tab-stop style:position="1in"/>
          <style:tab-stop style:position="1.25in"/>
          <style:tab-stop style:position="2.8752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.25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.25in"/>
          <style:tab-stop style:position="5.1874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9374in"/>
          <style:tab-stop style:position="2.3126in"/>
          <style:tab-stop style:position="3.25in"/>
          <style:tab-stop style:position="5.1252in"/>
          <style:tab-stop style:position="6.4374in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.0626in"/>
          <style:tab-stop style:position="0.9374in"/>
          <style:tab-stop style:position="1.4374in"/>
          <style:tab-stop style:position="2.5626in"/>
          <style:tab-stop style:position="3.25in"/>
          <style:tab-stop style:position="5.1874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0626in"/>
          <style:tab-stop style:position="0.9374in"/>
          <style:tab-stop style:position="1.4374in"/>
          <style:tab-stop style:position="2.5626in"/>
          <style:tab-stop style:position="3.6252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0626in"/>
          <style:tab-stop style:position="0.9374in"/>
          <style:tab-stop style:position="1.4374in"/>
          <style:tab-stop style:position="2.5626in"/>
          <style:tab-stop style:position="3.6252in"/>
        </style:tab-stops>
      </style:paragraph-properties>
      <style:text-properties fo:font-size="3pt" style:font-size-asian="3pt" style:font-size-complex="3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1252in"/>
          <style:tab-stop style:position="3.3126in"/>
          <style:tab-stop style:position="4.0626in"/>
          <style:tab-stop style:position="5.4374in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.1252in"/>
          <style:tab-stop style:position="3.3126in"/>
          <style:tab-stop style:position="4.0626in"/>
          <style:tab-stop style:position="5.4374in"/>
        </style:tab-stops>
      </style:paragraph-properties>
    </style:style>
    <style:style style:name="P17" style:family="paragraph" style:parent-style-name="Standard">
      <style:text-properties fo:font-size="1pt" style:font-size-asian="1pt" style:font-size-complex="1pt"/>
    </style:style>
    <style:style style:name="P18" style:family="paragraph" style:parent-style-name="Standard">
      <style:paragraph-properties>
        <style:tab-stops>
          <style:tab-stop style:position="1.3126in"/>
          <style:tab-stop style:position="3.4374in"/>
          <style:tab-stop style:position="3.6252in"/>
          <style:tab-stop style:position="4.5in"/>
          <style:tab-stop style:position="5.3752in"/>
        </style:tab-stops>
      </style:paragraph-properties>
      <style:text-properties fo:font-size="1pt" style:font-size-asian="1pt" style:font-size-complex="1pt"/>
    </style:style>
    <style:style style:name="P19" style:family="paragraph" style:parent-style-name="Standard">
      <style:paragraph-properties>
        <style:tab-stops>
          <style:tab-stop style:position="0.0626in"/>
          <style:tab-stop style:position="0.9374in"/>
          <style:tab-stop style:position="1.4374in"/>
          <style:tab-stop style:position="2.5626in"/>
          <style:tab-stop style:position="3.6252in"/>
        </style:tab-stops>
      </style:paragraph-properties>
      <style:text-properties fo:font-size="6pt" style:font-size-asian="6pt" style:font-size-complex="6pt"/>
    </style:style>
    <style:style style:name="P20" style:family="paragraph" style:parent-style-name="Standard">
      <style:paragraph-properties>
        <style:tab-stops>
          <style:tab-stop style:position="1.25in"/>
          <style:tab-stop style:position="2.8752in"/>
        </style:tab-stops>
      </style:paragraph-properties>
    </style:style>
    <style:style style:name="P21" style:family="paragraph" style:parent-style-name="Standard">
      <loext:graphic-properties draw:fill="solid" draw:fill-color="#c0c0c0"/>
      <style:paragraph-properties fo:margin-top="0in" fo:margin-bottom="0in" loext:contextual-spacing="true" fo:background-color="#c0c0c0"/>
    </style:style>
    <style:style style:name="P22" style:family="paragraph" style:parent-style-name="Standard">
      <style:paragraph-properties fo:margin-left="2in" fo:margin-right="0in" fo:text-indent="-2in" style:auto-text-indent="false">
        <style:tab-stops>
          <style:tab-stop style:position="1.25in"/>
          <style:tab-stop style:position="2.8752in"/>
        </style:tab-stops>
      </style:paragraph-properties>
    </style:style>
    <style:style style:name="P23" style:family="paragraph" style:parent-style-name="Standard">
      <style:paragraph-properties fo:margin-left="2in" fo:margin-right="0in" fo:text-indent="-2in" style:auto-text-indent="false">
        <style:tab-stops>
          <style:tab-stop style:position="1.25in"/>
          <style:tab-stop style:position="2.8752in"/>
        </style:tab-stops>
      </style:paragraph-properties>
      <style:text-properties style:font-size-complex="12pt"/>
    </style:style>
    <style:style style:name="P24" style:family="paragraph" style:parent-style-name="Standard">
      <style:paragraph-properties fo:margin-left="-0.3126in" fo:margin-right="0in" fo:text-indent="0in" style:auto-text-indent="false">
        <style:tab-stops>
          <style:tab-stop style:position="1.25in"/>
          <style:tab-stop style:position="2.8752in"/>
        </style:tab-stops>
      </style:paragraph-properties>
    </style:style>
    <style:style style:name="P25" style:family="paragraph" style:parent-style-name="Standard">
      <style:paragraph-properties fo:margin-left="-0.3126in" fo:margin-right="0in" fo:text-indent="0in" style:auto-text-indent="false">
        <style:tab-stops>
          <style:tab-stop style:position="0.1874in"/>
          <style:tab-stop style:position="1in"/>
          <style:tab-stop style:position="2.3752in"/>
        </style:tab-stops>
      </style:paragraph-properties>
    </style:style>
    <style:style style:name="P26" style:family="paragraph" style:parent-style-name="Standard">
      <style:paragraph-properties fo:margin-left="-0.3126in" fo:margin-right="0in" fo:text-indent="0in" style:auto-text-indent="false">
        <style:tab-stops>
          <style:tab-stop style:position="0.1874in"/>
          <style:tab-stop style:position="1in"/>
          <style:tab-stop style:position="2.3752in"/>
        </style:tab-stops>
      </style:paragraph-properties>
      <style:text-properties style:font-size-complex="12pt"/>
    </style:style>
    <style:style style:name="P27" style:family="paragraph" style:parent-style-name="Standard">
      <style:paragraph-properties fo:margin-left="-0.3126in" fo:margin-right="0in" fo:text-indent="0in" style:auto-text-indent="false"/>
      <style:text-properties fo:font-size="1pt" style:font-size-asian="1pt" style:font-size-complex="1pt"/>
    </style:style>
    <style:style style:name="P28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officeooo:rsid="00109e46" style:font-size-asian="14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style:font-size-asian="10pt"/>
    </style:style>
    <style:style style:name="T9" style:family="text">
      <style:text-properties style:font-name="Wingdings" style:font-name-asian="Wingdings1" style:font-name-complex="Wingdings1"/>
    </style:style>
    <style:style style:name="T10" style:family="text">
      <style:text-properties style:text-position="super 58%" fo:font-size="10pt" style:font-size-asian="10pt"/>
    </style:style>
    <style:style style:name="T11" style:family="text">
      <style:text-properties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size-complex="1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09e46" style:font-weight-asian="bold" style:font-size-complex="12pt" style:font-weight-complex="bold"/>
    </style:style>
    <style:style style:name="T16" style:family="text">
      <style:text-properties style:font-name="MS Gothic" style:font-name-asian="MS Gothic1" style:font-size-complex="12pt"/>
    </style:style>
    <style:style style:name="T17" style:family="text">
      <style:text-properties fo:font-weight="bold" style:font-weight-asian="bold" style:font-size-complex="12pt"/>
    </style:style>
    <style:style style:name="T18" style:family="text">
      <style:text-properties fo:font-size="1pt" style:font-size-asian="1pt" style:font-size-complex="1pt"/>
    </style:style>
    <style:style style:name="T19" style:family="text">
      <style:text-properties officeooo:rsid="00109e46"/>
    </style:style>
    <style:style style:name="T20" style:family="text">
      <style:text-properties style:font-name="Times" fo:font-size="14pt" officeooo:rsid="00109e46" style:font-name-asian="Times1" style:font-size-asian="14pt" style:font-name-complex="Times New Roman" style:font-size-complex="10pt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9972in" fo:min-width="4.2339in" fo:padding-top="0.05in" fo:padding-bottom="0.05in" fo:padding-left="0.1in" fo:padding-right="0.1in" fo:wrap-option="wrap" fo:margin-left="0in" fo:margin-right="0.039in" fo:margin-top="0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UniqueID: </text:span></text:h>
      <text:p text:style-name="P21"><text:span text:style-name="T2">SESSION ID:</text:span><text:span text:style-name="T5"> FED_20</text:span><text:span text:style-name="T20">200129a</text:span><text:span text:style-name="T5">_</text:span><text:span text:style-name="T20">MACHINE</text:span></text:p>
      <text:p text:style-name="P4"/>
      <text:p text:style-name="P8"><draw:custom-shape text:anchor-type="paragraph" draw:z-index="0" draw:name="Rectangle 2" draw:style-name="gr1" draw:text-style-name="P28" svg:width="4.4335in" svg:height="1.0969in" svg:x="2.5in" svg:y="0.0953in"><text:p text:style-name="Frame_20_contents"><text:span text:style-name="T7">Reminders:</text:span></text:p><text:list xml:id="list4288552079" text:style-name="WWNum1"><text:list-item><text:p text:style-name="P2"><text:span text:style-name="T8">Everything runs at </text:span><text:span text:style-name="T7">60Hz, 1280 x 1024</text:span></text:p></text:list-item><text:list-item><text:p text:style-name="P2"><text:span text:style-name="T8">Do </text:span><text:span text:style-name="T7">frequency adjustment</text:span><text:span text:style-name="T8"> before each run: Options </text:span><text:span text:style-name="T9"></text:span><text:span text:style-name="T8"> Adjustments</text:span></text:p></text:list-item></text:list><text:p text:style-name="P3"><text:span text:style-name="T8">Click GO, multiple times (goal: get a value of |3| or smaller, ideally 0)</text:span></text:p><text:list xml:id="list111960399935509" text:continue-numbering="true" text:style-name="WWNum1"><text:list-item><text:p text:style-name="P2"><text:span text:style-name="T8">With a 32-channel coil, the 1</text:span><text:span text:style-name="T10">st</text:span><text:span text:style-name="T8"> localizer is run with the body coil, the 2</text:span><text:span text:style-name="T10">nd</text:span><text:span text:style-name="T8"> localizer – HEA HEP, and the AA_scout – with the body coil.</text:span></text:p></text:list-item></text:list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ate:<text:span text:style-name="T11"><text:tab/> <text:s/></text:span><text:span text:style-name="T12">_______________</text:span><text:span text:style-name="T11"><text:tab/></text:span></text:p>
      <text:p text:style-name="P8">Time:<text:span text:style-name="T11"><text:tab/> <text:s/></text:span><text:span text:style-name="T12">_______________</text:span><text:span text:style-name="T11"> <text:s text:c="4"/><text:tab/><text:tab/></text:span></text:p>
      <text:p text:style-name="P8"><text:span text:style-name="T11">Scanner:<text:tab/> <text:s/></text:span><text:span text:style-name="T12">_______________</text:span><text:span text:style-name="T11"><text:tab/></text:span></text:p>
      <text:p text:style-name="P8"><text:span text:style-name="T11">Experimenter: <text:s text:c="2"/></text:span><text:span text:style-name="T12">_______________</text:span></text:p>
      <text:p text:style-name="P8"><text:span text:style-name="T11">Second:<text:tab/> <text:s/></text:span><text:span text:style-name="T12">_______________</text:span><text:span text:style-name="T11"> <text:s text:c="2"/></text:span></text:p>
      <text:p text:style-name="P8"><text:span text:style-name="T11">Stim Computer </text:span><text:span text:style-name="T12">_______________</text:span><text:span text:style-name="T11"> <text:s text:c="2"/></text:span></text:p>
      <text:p text:style-name="P5"/>
      <text:p text:style-name="P9"><text:span text:style-name="T3">Experiment details:</text:span></text:p>
      <text:p text:style-name="P10"><text:span text:style-name="T11">Experiments: </text:span><text:span text:style-name="T14">Redboat ATL </text:span><text:span text:style-name="T15">MEG</text:span><text:span text:style-name="T13"><text:tab/> </text:span><text:span text:style-name="T11"><text:s text:c="3"/>IRB: <text:s text:c="3"/></text:span><text:span text:style-name="T12">___________</text:span></text:p>
      <text:p text:style-name="P11"><text:span text:style-name="T16"><text:tab/>☐</text:span><text:span text:style-name="T11"> Language loc<text:tab/></text:span><text:span text:style-name="T16">☐</text:span><text:span text:style-name="T11"> MD loc</text:span><text:span text:style-name="T16"><text:tab/>☐</text:span><text:span text:style-name="T11"> Other locs: _________ <text:tab/></text:span><text:span text:style-name="T16">☐</text:span><text:span text:style-name="T11"> Resting state<text:tab/></text:span><text:span text:style-name="T16">☐</text:span><text:span text:style-name="T11"> DTI </text:span></text:p>
      <text:p text:style-name="P12"><text:span text:style-name="T11">Anatomical:<text:tab/></text:span></text:p>
      <text:p text:style-name="P12"><text:span text:style-name="T16">☐ </text:span><text:span text:style-name="T11">______ <text:s/>AAHscout</text:span></text:p>
      <text:p text:style-name="P13"><text:span text:style-name="T16">☐ </text:span><text:span text:style-name="T11">______ <text:s/>T1 (MPRAGE_1iso)</text:span></text:p>
      <text:p text:style-name="P6"/>
      <text:p text:style-name="P13"><text:span text:style-name="T11">Functional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5"><text:span text:style-name="T17">func#</text:span></text:p>
          </table:table-cell>
          <table:table-cell table:style-name="Table1.A1" office:value-type="string">
            <text:p text:style-name="P15"><text:span text:style-name="T17">run #</text:span></text:p>
          </table:table-cell>
          <table:table-cell table:style-name="Table1.A1" office:value-type="string">
            <text:p text:style-name="P15"><text:span text:style-name="T17">Task</text:span></text:p>
          </table:table-cell>
          <table:table-cell table:style-name="Table1.A1" table:number-columns-spanned="2" office:value-type="string">
            <text:p text:style-name="P15"><text:span text:style-name="T17">Time</text:span></text:p>
          </table:table-cell>
          <table:covered-table-cell/>
          <table:table-cell table:style-name="Table1.A1" office:value-type="string">
            <text:p text:style-name="P15"><text:span text:style-name="T17">IPS</text:span></text:p>
          </table:table-cell>
          <table:table-cell table:style-name="Table1.A1" office:value-type="string">
            <text:p text:style-name="P15"><text:span text:style-name="T17">Args</text:span></text:p>
          </table:table-cell>
          <table:table-cell table:style-name="Table1.A1" office:value-type="string">
            <text:p text:style-name="P15"><text:span text:style-name="T17">freq</text:span></text:p>
          </table:table-cell>
          <table:table-cell table:style-name="Table1.A1" office:value-type="string">
            <text:p text:style-name="P15"><text:span text:style-name="T17">Notes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Langloc</text:p>
          </table:table-cell>
          <table:table-cell table:style-name="Table1.A1" office:value-type="string">
            <text:p text:style-name="P15">358</text:p>
          </table:table-cell>
          <table:table-cell table:style-name="Table1.A1" office:value-type="string">
            <text:p text:style-name="P15">(5:38)</text:p>
          </table:table-cell>
          <table:table-cell table:style-name="Table1.A1" office:value-type="string">
            <text:p text:style-name="P15">179</text:p>
          </table:table-cell>
          <table:table-cell table:style-name="Table1.A1" office:value-type="string">
            <text:p text:style-name="P15">1,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Langloc</text:p>
          </table:table-cell>
          <table:table-cell table:style-name="Table1.A1" office:value-type="string">
            <text:p text:style-name="P15">358</text:p>
          </table:table-cell>
          <table:table-cell table:style-name="Table1.A1" office:value-type="string">
            <text:p text:style-name="P15">(5:38)</text:p>
          </table:table-cell>
          <table:table-cell table:style-name="Table1.A1" office:value-type="string">
            <text:p text:style-name="P15">179</text:p>
          </table:table-cell>
          <table:table-cell table:style-name="Table1.A1" office:value-type="string">
            <text:p text:style-name="P15">1,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REDBOAT_FMRI</text:p>
          </table:table-cell>
          <table:table-cell table:style-name="Table1.A1" office:value-type="string">
            <text:p text:style-name="P15">380</text:p>
          </table:table-cell>
          <table:table-cell table:style-name="Table1.A1" office:value-type="string">
            <text:p text:style-name="P15">(6:20)</text:p>
          </table:table-cell>
          <table:table-cell table:style-name="Table1.A1" office:value-type="string">
            <text:p text:style-name="P15">190</text:p>
          </table:table-cell>
          <table:table-cell table:style-name="Table1.A1" office:value-type="string">
            <text:p text:style-name="P15">2,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SPEC_FMRI</text:p>
          </table:table-cell>
          <table:table-cell table:style-name="Table1.A1" office:value-type="string">
            <text:p text:style-name="P15">628</text:p>
          </table:table-cell>
          <table:table-cell table:style-name="Table1.A1" office:value-type="string">
            <text:p text:style-name="P15">(10:28)</text:p>
          </table:table-cell>
          <table:table-cell table:style-name="Table1.A1" office:value-type="string">
            <text:p text:style-name="P15">314</text:p>
          </table:table-cell>
          <table:table-cell table:style-name="Table1.A1" office:value-type="string">
            <text:p text:style-name="P15">2,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REDBOAT_FMRI</text:p>
          </table:table-cell>
          <table:table-cell table:style-name="Table1.A1" office:value-type="string">
            <text:p text:style-name="P15">380</text:p>
          </table:table-cell>
          <table:table-cell table:style-name="Table1.A1" office:value-type="string">
            <text:p text:style-name="P15">(6:20)</text:p>
          </table:table-cell>
          <table:table-cell table:style-name="Table1.A1" office:value-type="string">
            <text:p text:style-name="P15">190</text:p>
          </table:table-cell>
          <table:table-cell table:style-name="Table1.A1" office:value-type="string">
            <text:p text:style-name="P15">2,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spatialFIN</text:p>
          </table:table-cell>
          <table:table-cell table:style-name="Table1.A1" office:value-type="string">
            <text:p text:style-name="P15">448</text:p>
          </table:table-cell>
          <table:table-cell table:style-name="Table1.A1" office:value-type="string">
            <text:p text:style-name="P15">(7:28)</text:p>
          </table:table-cell>
          <table:table-cell table:style-name="Table1.A1" office:value-type="string">
            <text:p text:style-name="P15">224</text:p>
          </table:table-cell>
          <table:table-cell table:style-name="Table1.A1" office:value-type="string">
            <text:p text:style-name="P15">n1, c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SPEC_FMRI</text:p>
          </table:table-cell>
          <table:table-cell table:style-name="Table1.A1" office:value-type="string">
            <text:p text:style-name="P15">628</text:p>
          </table:table-cell>
          <table:table-cell table:style-name="Table1.A1" office:value-type="string">
            <text:p text:style-name="P15">(10:28)</text:p>
          </table:table-cell>
          <table:table-cell table:style-name="Table1.A1" office:value-type="string">
            <text:p text:style-name="P15">314</text:p>
          </table:table-cell>
          <table:table-cell table:style-name="Table1.A1" office:value-type="string">
            <text:p text:style-name="P15">2,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REDBOAT_FMRI</text:p>
          </table:table-cell>
          <table:table-cell table:style-name="Table1.A1" office:value-type="string">
            <text:p text:style-name="P15">380</text:p>
          </table:table-cell>
          <table:table-cell table:style-name="Table1.A1" office:value-type="string">
            <text:p text:style-name="P15">(6:20)</text:p>
          </table:table-cell>
          <table:table-cell table:style-name="Table1.A1" office:value-type="string">
            <text:p text:style-name="P15">190</text:p>
          </table:table-cell>
          <table:table-cell table:style-name="Table1.A1" office:value-type="string">
            <text:p text:style-name="P15">2,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SPEC_FMRI</text:p>
          </table:table-cell>
          <table:table-cell table:style-name="Table1.A1" office:value-type="string">
            <text:p text:style-name="P15">628</text:p>
          </table:table-cell>
          <table:table-cell table:style-name="Table1.A1" office:value-type="string">
            <text:p text:style-name="P15">(10:28)</text:p>
          </table:table-cell>
          <table:table-cell table:style-name="Table1.A1" office:value-type="string">
            <text:p text:style-name="P15">314</text:p>
          </table:table-cell>
          <table:table-cell table:style-name="Table1.A1" office:value-type="string">
            <text:p text:style-name="P15">2,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spatialFIN</text:p>
          </table:table-cell>
          <table:table-cell table:style-name="Table1.A1" office:value-type="string">
            <text:p text:style-name="P15">448</text:p>
          </table:table-cell>
          <table:table-cell table:style-name="Table1.A1" office:value-type="string">
            <text:p text:style-name="P16">(7:28)</text:p>
          </table:table-cell>
          <table:table-cell table:style-name="Table1.A1" office:value-type="string">
            <text:p text:style-name="P15">224</text:p>
          </table:table-cell>
          <table:table-cell table:style-name="Table1.A1" office:value-type="string">
            <text:p text:style-name="P15">n2, <text:bookmark text:name="_GoBack"/>c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REDBOAT_FMRI</text:p>
          </table:table-cell>
          <table:table-cell table:style-name="Table1.A1" office:value-type="string">
            <text:p text:style-name="P15">380</text:p>
          </table:table-cell>
          <table:table-cell table:style-name="Table1.A1" office:value-type="string">
            <text:p text:style-name="P15">(6:20)</text:p>
          </table:table-cell>
          <table:table-cell table:style-name="Table1.A1" office:value-type="string">
            <text:p text:style-name="P15">190</text:p>
          </table:table-cell>
          <table:table-cell table:style-name="Table1.A1" office:value-type="string">
            <text:p text:style-name="P15">2,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SPEC_FMRI</text:p>
          </table:table-cell>
          <table:table-cell table:style-name="Table1.A1" office:value-type="string">
            <text:p text:style-name="P15">628</text:p>
          </table:table-cell>
          <table:table-cell table:style-name="Table1.A1" office:value-type="string">
            <text:p text:style-name="P15">(10:28)</text:p>
          </table:table-cell>
          <table:table-cell table:style-name="Table1.A1" office:value-type="string">
            <text:p text:style-name="P15">314</text:p>
          </table:table-cell>
          <table:table-cell table:style-name="Table1.A1" office:value-type="string">
            <text:p text:style-name="P15">2,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REDBOAT_FMRI</text:p>
          </table:table-cell>
          <table:table-cell table:style-name="Table1.A1" office:value-type="string">
            <text:p text:style-name="P15">380</text:p>
          </table:table-cell>
          <table:table-cell table:style-name="Table1.A1" office:value-type="string">
            <text:p text:style-name="P15">(6:20)</text:p>
          </table:table-cell>
          <table:table-cell table:style-name="Table1.A1" office:value-type="string">
            <text:p text:style-name="P15">190</text:p>
          </table:table-cell>
          <table:table-cell table:style-name="Table1.A1" office:value-type="string">
            <text:p text:style-name="P15">2,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18"/>
      <text:p text:style-name="P17"/>
      <text:p text:style-name="P19"/>
      <text:p text:style-name="P20"><text:span text:style-name="T16">☐</text:span><text:span text:style-name="T11"> Scanned previously by EvLab <text:tab/></text:span><text:span text:style-name="T16">☐</text:span><text:span text:style-name="T11"> Handedness Q: L/R<text:tab/></text:span><text:span text:style-name="T16">☐</text:span><text:span text:style-name="T11"> Language background</text:span></text:p>
      <text:p text:style-name="P22"><text:span text:style-name="T16">☐</text:span><text:span text:style-name="T11"> Agreed to be contacted<text:tab/><text:tab/></text:span><text:span text:style-name="T16">☐</text:span><text:span text:style-name="T11"> DNA sample<text:tab/><text:tab/></text:span><text:span text:style-name="T16">☐</text:span><text:span text:style-name="T11"> Other Qs: </text:span><text:span text:style-name="T17">_______________</text:span></text:p>
      <text:p text:style-name="P23"/>
      <text:p text:style-name="P23"/>
      <text:p text:style-name="P24"><text:span text:style-name="T4">Subject details and non-fMRI data:<text:tab/><text:tab/><text:tab/><text:tab/><text:tab/><text:tab/><text:tab/><text:tab/></text:span></text:p>
      <text:p text:style-name="P25"><text:span text:style-name="T11">Name:<text:tab/>________________________<text:tab/>DOB:<text:tab/>________________________<text:tab/></text:span></text:p>
      <text:p text:style-name="P25"><text:span text:style-name="T11">Email:<text:tab/>________________________<text:tab/>Sex:<text:tab/>________________________<text:tab/><text:tab/></text:span></text:p>
      <text:p text:style-name="P25"><text:span text:style-name="T11">Phone:<text:tab/>________________________<text:tab/>Ethnicity: _______________________</text:span></text:p>
      <text:p text:style-name="P26"/>
      <text:p text:style-name="P27"/>
      <text:p text:style-name="P27"/>
      <text:p text:style-name="P17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Wingdings" svg:font-family="Wingdings" style:font-family-generic="roman" style:font-pitch="variable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PingFang SC" svg:font-family="'PingFang SC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" fo:font-family="Times" style:font-family-generic="roman" style:font-pitch="variable" fo:font-weight="bold" style:font-name-asian="Times1" style:font-family-asian="Times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" fo:font-family="Times" style:font-family-generic="roman" style:font-pitch="variable" fo:font-style="italic" style:font-name-asian="Times1" style:font-family-asian="Time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5in" fo:margin-left="0.8126in" fo:margin-right="0.75in" style:writing-mode="lr-tb" style:layout-grid-color="#c0c0c0" style:layout-grid-lines="46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126in" fo:margin-bottom="0.25in" fo:margin-left="0.8126in" fo:margin-right="0.75in" style:writing-mode="lr-tb" style:layout-grid-color="#c0c0c0" style:layout-grid-lines="46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Idan Blank</meta:initial-creator>
    <meta:editing-cycles>12</meta:editing-cycles>
    <meta:print-date>2019-12-04T19:55:00</meta:print-date>
    <meta:creation-date>2019-10-29T21:24:00</meta:creation-date>
    <dc:date>2020-01-29T11:19:58.792280856</dc:date>
    <meta:editing-duration>PT47M28S</meta:editing-duration>
    <meta:generator>LibreOffice/6.4.0.3$MacOSX_X86_64 LibreOffice_project/b0a288ab3d2d4774cb44b62f04d5d28733ac6df8</meta:generator>
    <meta:document-statistic meta:table-count="1" meta:image-count="0" meta:object-count="0" meta:page-count="1" meta:paragraph-count="99" meta:word-count="225" meta:character-count="1488" meta:non-whitespace-character-count="1310"/>
    <meta:user-defined meta:name="AppVersion">16.0000</meta:user-defined>
    <meta:user-defined meta:name="Company">M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